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style:style style:name="T39" style:family="text">
      <style:text-properties officeooo:rsid="033a610d"/>
    </style:style>
    <style:style style:name="T40" style:family="text">
      <style:text-properties officeooo:rsid="033b70f2"/>
    </style:style>
    <style:style style:name="T41" style:family="text">
      <style:text-properties officeooo:rsid="033e87f9"/>
    </style:style>
    <style:style style:name="T42" style:family="text">
      <style:text-properties officeooo:rsid="03405ff0"/>
    </style:style>
    <style:style style:name="T43" style:family="text">
      <style:text-properties officeooo:rsid="0341bbeb"/>
    </style:style>
    <style:style style:name="T44" style:family="text">
      <style:text-properties officeooo:rsid="034319d9"/>
    </style:style>
    <style:style style:name="T45" style:family="text">
      <style:text-properties officeooo:rsid="0346a184"/>
    </style:style>
    <style:style style:name="T46" style:family="text">
      <style:text-properties fo:font-style="normal" style:font-style-asian="normal" style:font-style-complex="normal"/>
    </style:style>
    <style:style style:name="T47" style:family="text">
      <style:text-properties fo:font-style="normal" officeooo:rsid="03478123" style:font-style-asian="normal" style:font-style-complex="normal"/>
    </style:style>
    <style:style style:name="T48" style:family="text">
      <style:text-properties fo:font-style="normal" officeooo:rsid="0348f4de" style:font-style-asian="normal" style:font-style-complex="normal"/>
    </style:style>
    <style:style style:name="T49" style:family="text">
      <style:text-properties fo:font-style="normal" officeooo:rsid="03497f67" style:font-style-asian="normal" style:font-style-complex="normal"/>
    </style:style>
    <style:style style:name="T50" style:family="text">
      <style:text-properties officeooo:rsid="03478123"/>
    </style:style>
    <style:style style:name="T51" style:family="text">
      <style:text-properties officeooo:rsid="0348f4de"/>
    </style:style>
    <style:style style:name="T52" style:family="text">
      <style:text-properties officeooo:rsid="03497f67"/>
    </style:style>
    <style:style style:name="T53" style:family="text">
      <style:text-properties officeooo:rsid="034b56e8"/>
    </style:style>
    <style:style style:name="T54" style:family="text">
      <style:text-properties officeooo:rsid="034cd685"/>
    </style:style>
    <style:style style:name="T55" style:family="text">
      <style:text-properties officeooo:rsid="034d4bb0"/>
    </style:style>
    <style:style style:name="T56" style:family="text">
      <style:text-properties officeooo:rsid="034f6bdc"/>
    </style:style>
    <style:style style:name="T57" style:family="text">
      <style:text-properties officeooo:rsid="0352612a"/>
    </style:style>
    <style:style style:name="T58" style:family="text">
      <style:text-properties officeooo:rsid="0352ef6a"/>
    </style:style>
    <style:style style:name="T59" style:family="text">
      <style:text-properties officeooo:rsid="035465f0"/>
    </style:style>
    <style:style style:name="T60" style:family="text">
      <style:text-properties officeooo:rsid="0356c528"/>
    </style:style>
    <style:style style:name="T61" style:family="text">
      <style:text-properties officeooo:rsid="0357d75b"/>
    </style:style>
    <style:style style:name="T62" style:family="text">
      <style:text-properties officeooo:rsid="035a7ace"/>
    </style:style>
    <style:style style:name="T63" style:family="text">
      <style:text-properties officeooo:rsid="035dd40d"/>
    </style:style>
    <style:style style:name="T64" style:family="text">
      <style:text-properties officeooo:rsid="036009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2"><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5">I looked at my phone for a while, got up, wrote at the computer and received a text from Hannah. The first part was a picture of her Artist’s Way Every Day book that said:</text:span></text:p>
      <text:p text:style-name="P38"><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5">She followed up saying, “Good morning. Hope you got good rest and are having a good day so far [heart emoji] Glad I got to snuggle you last night!”</text:span></text:p>
      <text:p text:style-name="P38"><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38"><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8">We sat on the porch and talked to Tommy about Trump, then a bit about our lives after he left. I wrote </text:span><text:span text:style-name="T40">some</text:span><text:span text:style-name="T38">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39">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4">t</text:span> the friend<text:span text:style-name="T44">s</text:span> text a Facebook link to an Instagram reel, the outside bones <text:span text:style-name="T44">video</text:span>. I don’t know if she knows we already quote that <text:span text:style-name="T44">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4">d</text:span>rank my coffee and wrote, going to the mailbox when the mailman came by in hopes of receiving my Musicares check, 10:26. . .<text:span text:style-name="T41">I laid in bed looking at my phone until 12:21.</text:span></text:p>
      <text:p text:style-name="P43">. . .<text:span text:style-name="T42">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4">Hannah</text:span><text:span text:style-name="T42"> some emergency coffee and hop waters, drove to her house.</text:span></text:p>
      <text:p text:style-name="P43"><text:s text:c="3"/><text:span text:style-name="T42">I said hello to the cats, laid on the couch, wrote about my COVID Carrier routine to moving out of Cait’s, packed up my drums, drove to Meyers, wrote at the Hog, 3:59. . .</text:span><text:span text:style-name="T43">I walked up to Odd’s, ordered a latte, sat on the porch, detailed from </text:span><text:soft-page-break/><text:span text:style-name="T43">moving into Eric’s to telling Hannah it seemed like we like each other. I walked by the Brew Pump, said hey to Trey, talked about how neither of us miss the Foundry Hotel and its games, said </text:span><text:span text:style-name="T51">wassup</text:span><text:span text:style-name="T43">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1">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1">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1">Feescake Chacktory</text:span> was way too busy, so we went to the food court, ate some salty Asian <text:span text:style-name="T51">cuisine</text:span>, got chair massages, drove to Walgreens looking for epso<text:span text:style-name="T51">m</text:span> salts and a tub stopper. We got vitamins, drove to Publix, bought a bath mat, chocolate, Nerds gummy clusters, went to the hotel.</text:p>
      <text:p text:style-name="P44"><text:s text:c="3"/>They had tub stoppers in the lobby. <text:span text:style-name="T51">Hannah</text:span> took a bath first while I scrolled on Insty, and then <text:span text:style-name="T45">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text:span text:style-name="T58">again</text:span>, laid in bed some more, <text:span text:style-name="T52">d</text:span>9:46<text:note text:id="ftn0" text:note-class="footnote"><text:note-citation>2</text:note-citation><text:note-body><text:p text:style-name="P49">Ross is <text:span text:style-name="T50">trying</text:span> a system where, instead of explaining <text:span text:style-name="T19">where</text:span><text:span text:style-name="T46"> he has written in his journal, </text:span><text:span text:style-name="T47">he indicates with </text:span><text:span text:style-name="T46">a letter preceding the time: </text:span><text:span text:style-name="T49">d</text:span><text:span text:style-name="T48"> for the </text:span><text:span text:style-name="T49">desktop</text:span><text:span text:style-name="T48">,</text:span><text:span text:style-name="T46"> p for phone, </text:span><text:span text:style-name="T49">l</text:span><text:span text:style-name="T46"> for </text:span><text:span text:style-name="T49">laptop</text:span><text:span text:style-name="T46">, j for journal, </text:span><text:span text:style-name="T49">p for scrap paper</text:span><text:span text:style-name="T46">.</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58">and we both had</text:span> Coke<text:span text:style-name="T58">s</text:span>. She had to go to work and so venmoed me while I finished eating.</text:p>
      <text:p text:style-name="P55"><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3">I finished my coffee, took multiple naps, opened a hop water, logged into WoW for a while, joined a group for DM West that never got off the ground, logged off, d8:00.</text:span></text:p>
      <text:p text:style-name="P55"><text:s text:c="3"/><text:span text:style-name="T54">I wrote in LHS detailing from the first time Hannah rejected me up until today, briefly mentioning joining the Ever-Expanding, then typed all that up, </text:span><text:span text:style-name="T55">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ld come make a coffee at her house. I packed s<text:span text:style-name="T58">o</text:span>me plums, two hop waters, a banana, drove down. She had told Melissa she was no longer on the Eulogy gig and Meliss was very upset <text:span text:style-name="T58">and t</text:span>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7">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6">I hopped in the car and was surprised that the low tire light had not gone off, drove straight to the shed. I was four minutes </text:span><text:soft-page-break/><text:span text:style-name="T56">early, but </text:span><text:span text:style-name="T58">Steve</text:span><text:span text:style-name="T56">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7">. . .<text:span text:style-name="T57">Hannah called and invited me over, so I went down there, where we hung on the couch, talked, went to bed. She eventually moved to the guest room.</text:span></text:p>
      <text:p text:style-name="P58"/>
      <text:p text:style-name="P58">XI.XIV</text:p>
      <text:p text:style-name="P58"/>
      <text:p text:style-name="P58">I woke at nine, went to the guestroom, but it seemed like there was no <text:span text:style-name="T59">space</text:span> for me. Hannah said, “<text:span text:style-name="T59">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8"><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8"><text:s text:c="3"/>We recorded a bunch more awesome tunes, went to Moe’s BBQ, back, tracked another quick idea then did a 15-minute Constellation jam, listened to things on the porch. Steve went home while Kev, Dom<text:span text:style-name="T59">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8"/>
      <text:p text:style-name="P59">. . .</text:p>
      <text:p text:style-name="P58"/>
      <text:p text:style-name="P60">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60"><text:s text:c="3"/>She had started to fall asleep with her clothes on, and, when I clicked on a <text:span text:style-name="T61">r</text:span>eel of a Nickelodeon commercial for a noise-making baseball bat, started her and the cats both. It was the most upset she had ever been with me, but I rubbed her head and back until she was calm again. She eventually went to the guest room.</text:p>
      <text:p text:style-name="P60"/>
      <text:p text:style-name="P60">XI.XV</text:p>
      <text:p text:style-name="P60"/>
      <text:p text:style-name="P60">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0"><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61">p</text:span>acked my bag full of snacks and wrote, d1043.</text:p>
      <text:p text:style-name="P60"/>
      <text:p text:style-name="P61">. . .</text:p>
      <text:p text:style-name="P60"/>
      <text:p text:style-name="P62">I drove to the shed and was the first one there, went inside, talked with Scott about h<text:span text:style-name="T61">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60">Scott just sent some photos and a list of tunes, d845:</text:span></text:p>
      <text:p text:style-name="P62"/>
      <text:p text:style-name="P67">Constellation</text:p>
      <text:p text:style-name="P67">Say Man</text:p>
      <text:p text:style-name="P67">Mtn Lion</text:p>
      <text:p text:style-name="P67">Dark Horse</text:p>
      <text:p text:style-name="P67">Sophia</text:p>
      <text:p text:style-name="P67">Almost the One</text:p>
      <text:p text:style-name="P67">S.O.S</text:p>
      <text:p text:style-name="P67">Power</text:p>
      <text:p text:style-name="P67">Perpetual</text:p>
      <text:p text:style-name="P67">Bobby Love</text:p>
      <text:p text:style-name="P67">Heart N’ Split</text:p>
      <text:p text:style-name="P67">The Corner</text:p>
      <text:p text:style-name="P67">Back to the Sun</text:p>
      <text:p text:style-name="P67">The Get Down</text:p>
      <text:p text:style-name="P67">We Way</text:p>
      <text:p text:style-name="P67">Only Ever</text:p>
      <text:p text:style-name="P67">One Good Reason</text:p>
      <text:p text:style-name="P67">Bridge</text:p>
      <text:p text:style-name="P67">Mtn Dew</text:p>
      <text:p text:style-name="P67">Time on Time</text:p>
      <text:p text:style-name="P67">Haunted</text:p>
      <text:p text:style-name="P67">Just a Little Longer</text:p>
      <text:p text:style-name="P67">Odetta</text:p>
      <text:p text:style-name="P67"/>
      <text:p text:style-name="P63">Hannah called around 10:30, stopped by for a cuddle, d1209. . .<text:span text:style-name="T62">I logged into WoW but found nothing to do, laid in bed and scrolled on my phone, d119.</text:span></text:p>
      <text:p text:style-name="P63"/>
      <text:p text:style-name="P64">XI.XVI</text:p>
      <text:p text:style-name="P64"/>
      <text:p text:style-name="P64">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64"><text:soft-page-break/><text:s text:c="3"/>We drove separately to the Nissan dealership, then together to Biscuit Head, kissed in the parking lot, said hello to Julia and Rachel. I drove home, ate another plum, sorted through mail, pooped, wrote, d1102. . .<text:span text:style-name="T63">I tidied my room, laid in bed for a while, eventually decided to leave the house, drove to Vermont, parked, walked in the back door of Odd’s, ordered an Americano.</text:span></text:p>
      <text:p text:style-name="P64"><text:s text:c="3"/><text:span text:style-name="T63">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64"><text:s text:c="3"/><text:span text:style-name="T63">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and wrote, d357.</text:span></text:p>
      <text:p text:style-name="P64"/>
      <text:p text:style-name="P65">. . .</text:p>
      <text:p text:style-name="P64"/>
      <text:p text:style-name="P66">She brought over gummy clusters and peanut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6"><text:s text:c="3"/>I walked down to the bridge, talked to Hannah on the phone. She picked me up by the bus stop and we rode to her house, where we got in bed, took turns reading Mary Oliver poems to each other. She read me a short story about a girl who had turned into a lobster as I was falling asleep, and then revealed it was written by Rachel Hylton.</text:p>
      <text:p text:style-name="P66"><text:soft-page-break/>XI.XVII</text:p>
      <text:p text:style-name="P66"/>
      <text:p text:style-name="P66">Hannah came and cuddled me at six. It was hard to wake up, but I started doing so at ten, played Wordle (TALLY in four,) made coffee, sat on the couch, got dressed, started being annoying and said goodbye.</text:p>
      <text:p text:style-name="P66"><text:s text:c="3"/>I walked up to Mad Banners, ordered an Americano, walked home and received a link to the new songs, 45 minutes worth! I listened to that, told the Bobbies how much I loved it, polished of my grapes, wrote, d1229. . .<text:span text:style-name="T64">I walked to Aldi while listening to the album, bought grapes, bananas, plums, CheezIts, walked to UJ, ate a chicken sandwich w/ tots/Coke, talked with Wes, walked home, put away my groceries, continued listening, d22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17T14:23:49.774830380</dc:date>
    <meta:editing-duration>P73DT13H36M37S</meta:editing-duration>
    <meta:editing-cycles>731</meta:editing-cycles>
    <meta:generator>LibreOffice/24.2.5.2$MacOSX_X86_64 LibreOffice_project/bffef4ea93e59bebbeaf7f431bb02b1a39ee8a59</meta:generator>
    <meta:print-date>2024-11-16T11:53:14.696761837</meta:print-date>
    <meta:document-statistic meta:table-count="0" meta:image-count="0" meta:object-count="0" meta:page-count="55" meta:paragraph-count="222" meta:word-count="9505" meta:character-count="50207" meta:non-whitespace-character-count="40733"/>
  </office:meta>
</office:document-meta>
</file>